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fo:font-weight="normal" officeooo:rsid="00146824" officeooo:paragraph-rsid="00146824" style:font-weight-asian="normal" style:font-weight-complex="normal"/>
    </style:style>
    <style:style style:name="P3" style:family="paragraph" style:parent-style-name="Text_20_body">
      <style:text-properties officeooo:rsid="00200f83" officeooo:paragraph-rsid="00200f83"/>
    </style:style>
    <style:style style:name="P4" style:family="paragraph" style:parent-style-name="Text_20_body">
      <style:text-properties fo:font-weight="bold" officeooo:rsid="0010004f" officeooo:paragraph-rsid="00200f83" style:font-weight-asian="bold" style:font-weight-complex="bold"/>
    </style:style>
    <style:style style:name="P5" style:family="paragraph" style:parent-style-name="Code">
      <style:text-properties fo:font-weight="normal" officeooo:rsid="00146824" officeooo:paragraph-rsid="00146824" style:font-weight-asian="normal" style:font-weight-complex="normal"/>
    </style:style>
    <style:style style:name="P6" style:family="paragraph" style:parent-style-name="Text_20_body">
      <style:text-properties fo:font-weight="normal" officeooo:rsid="0015f751" officeooo:paragraph-rsid="00200f83" style:font-weight-asian="normal" style:font-weight-complex="normal"/>
    </style:style>
    <style:style style:name="P7" style:family="paragraph" style:parent-style-name="Text_20_body">
      <style:text-properties fo:font-weight="normal" officeooo:rsid="00267de2" officeooo:paragraph-rsid="00267de2" style:font-weight-asian="normal" style:font-weight-complex="normal"/>
    </style:style>
    <style:style style:name="P8" style:family="paragraph" style:parent-style-name="Text_20_body">
      <style:text-properties fo:font-weight="normal" officeooo:rsid="00267de2" officeooo:paragraph-rsid="0026ea84" style:font-weight-asian="normal" style:font-weight-complex="normal"/>
    </style:style>
    <style:style style:name="P9" style:family="paragraph" style:parent-style-name="Text_20_body">
      <style:text-properties fo:font-weight="normal" officeooo:rsid="002a67dd" officeooo:paragraph-rsid="002a67dd" style:font-weight-asian="normal" style:font-weight-complex="normal"/>
    </style:style>
    <style:style style:name="P10" style:family="paragraph" style:parent-style-name="Text_20_body">
      <style:text-properties fo:font-weight="normal" officeooo:rsid="002bf360" officeooo:paragraph-rsid="002bf360" style:font-weight-asian="normal" style:font-weight-complex="normal"/>
    </style:style>
    <style:style style:name="P11" style:family="paragraph" style:parent-style-name="Text_20_body">
      <style:text-properties officeooo:rsid="00200f83" officeooo:paragraph-rsid="00200f83"/>
    </style:style>
    <style:style style:name="P12" style:family="paragraph" style:parent-style-name="Text_20_body">
      <style:text-properties officeooo:rsid="0025e54b" officeooo:paragraph-rsid="0025e54b"/>
    </style:style>
    <style:style style:name="P13" style:family="paragraph" style:parent-style-name="Text_20_body">
      <style:text-properties officeooo:rsid="00267de2" officeooo:paragraph-rsid="00267de2"/>
    </style:style>
    <style:style style:name="P14" style:family="paragraph" style:parent-style-name="Text_20_body">
      <style:text-properties officeooo:rsid="0026ea84" officeooo:paragraph-rsid="0026ea84"/>
    </style:style>
    <style:style style:name="P15" style:family="paragraph" style:parent-style-name="Text_20_body">
      <style:text-properties officeooo:rsid="0026ea84" officeooo:paragraph-rsid="003057d0"/>
    </style:style>
    <style:style style:name="P16" style:family="paragraph" style:parent-style-name="Text_20_body">
      <style:text-properties officeooo:rsid="00278126" officeooo:paragraph-rsid="00278126"/>
    </style:style>
    <style:style style:name="P17" style:family="paragraph" style:parent-style-name="Text_20_body">
      <style:text-properties officeooo:rsid="002db6a3" officeooo:paragraph-rsid="002db6a3"/>
    </style:style>
    <style:style style:name="P18" style:family="paragraph" style:parent-style-name="Text_20_body">
      <style:text-properties officeooo:rsid="002f2d6c" officeooo:paragraph-rsid="002f2d6c"/>
    </style:style>
    <style:style style:name="P19" style:family="paragraph" style:parent-style-name="Heading_20_1">
      <style:text-properties fo:language="pl" fo:country="PL" officeooo:rsid="0003dee4" officeooo:paragraph-rsid="0003dee4"/>
    </style:style>
    <style:style style:name="P20" style:family="paragraph" style:parent-style-name="Code">
      <style:text-properties officeooo:paragraph-rsid="00278126"/>
    </style:style>
    <style:style style:name="P21" style:family="paragraph" style:parent-style-name="Heading_20_3">
      <style:text-properties officeooo:paragraph-rsid="000c5c60"/>
    </style:style>
    <style:style style:name="P22" style:family="paragraph" style:parent-style-name="Heading_20_3">
      <style:text-properties officeooo:rsid="000c5c60"/>
    </style:style>
    <style:style style:name="P23" style:family="paragraph" style:parent-style-name="Heading_20_3">
      <style:text-properties officeooo:rsid="000c5c60" officeooo:paragraph-rsid="00267de2"/>
    </style:style>
    <style:style style:name="P24" style:family="paragraph" style:parent-style-name="Heading_20_3">
      <style:text-properties fo:font-weight="bold" officeooo:rsid="000c5c60" officeooo:paragraph-rsid="000defeb" style:font-weight-asian="bold" style:font-weight-complex="bold"/>
    </style:style>
    <style:style style:name="P25" style:family="paragraph" style:parent-style-name="Heading_20_3">
      <style:text-properties fo:font-weight="bold" officeooo:rsid="00200f83" officeooo:paragraph-rsid="00200f83" style:font-weight-asian="bold" style:font-weight-complex="bold"/>
    </style:style>
    <style:style style:name="P26" style:family="paragraph" style:parent-style-name="Heading_20_3">
      <style:text-properties officeooo:rsid="000f7e75" officeooo:paragraph-rsid="000f7e7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751" style:font-weight-asian="normal" style:font-weight-complex="normal"/>
    </style:style>
    <style:style style:name="T3" style:family="text">
      <style:text-properties fo:font-weight="normal" officeooo:rsid="000defeb" style:font-weight-asian="normal" style:font-weight-complex="normal"/>
    </style:style>
    <style:style style:name="T4" style:family="text">
      <style:text-properties officeooo:rsid="000c5c60"/>
    </style:style>
    <style:style style:name="T5" style:family="text">
      <style:text-properties officeooo:rsid="000def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7de2" style:font-weight-asian="bold" style:font-weight-complex="bold"/>
    </style:style>
    <style:style style:name="T8" style:family="text">
      <style:text-properties fo:font-weight="bold" officeooo:rsid="002db6a3" style:font-weight-asian="bold" style:font-weight-complex="bold"/>
    </style:style>
    <style:style style:name="T9" style:family="text">
      <style:text-properties officeooo:rsid="00200f83"/>
    </style:style>
    <style:style style:name="T10" style:family="text">
      <style:text-properties officeooo:rsid="00267de2"/>
    </style:style>
    <style:style style:name="T11" style:family="text">
      <style:text-properties officeooo:rsid="0026ea84"/>
    </style:style>
    <style:style style:name="T12" style:family="text">
      <style:text-properties officeooo:rsid="00278126"/>
    </style:style>
    <style:style style:name="T13" style:family="text">
      <style:text-properties officeooo:rsid="0029366e"/>
    </style:style>
    <style:style style:name="T14" style:family="text">
      <style:text-properties officeooo:rsid="002bf360"/>
    </style:style>
    <style:style style:name="T15" style:family="text">
      <style:text-properties officeooo:rsid="002db6a3"/>
    </style:style>
    <style:style style:name="T16" style:family="text">
      <style:text-properties officeooo:rsid="002f2d6c"/>
    </style:style>
    <style:style style:name="T17" style:family="text">
      <style:text-properties officeooo:rsid="00305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Kolokwium <text:span text:style-name="T4">3d</text:span></text:h>
      <text:h text:style-name="P21" text:outline-level="3">Zadanie 1 </text:h>
      <text:p text:style-name="P12">Czy istnieje jakiś fundamentalny powód dla którego niektóre operacje wykonują się szybciej na plikach binarnych niż na plikach tekstowych? </text:p>
      <text:p text:style-name="P12">Rozważ <text:span text:style-name="T10">przykład</text:span> pliku zawierającego milion liczb całkowitych<text:span text:style-name="T10"> w formacie binarnym lub tekstowym. </text:span></text:p>
      <text:h text:style-name="P22" text:outline-level="3"><text:span text:style-name="T6">Zadanie </text:span><text:span text:style-name="T7">1a</text:span></text:h>
      <text:p text:style-name="P13">Plik tekstowy ma format: </text:p>
      <text:p text:style-name="P13"/>
      <text:p text:style-name="P13">1, 1000, 1231, 3, 31232131 ....</text:p>
      <text:p text:style-name="P13"/>
      <text:p text:style-name="P14">Napisz dlaczego wybranie sumy liczb o indeksach od 100000 do 300000 będzie szybsze <text:span text:style-name="T17">przy zastosowaniu pliku binarnego.</text:span></text:p>
      <text:h text:style-name="P23" text:outline-level="3"><text:span text:style-name="T6">Zadanie </text:span><text:span text:style-name="T8">1</text:span><text:span text:style-name="T7">a</text:span></text:h>
      <text:p text:style-name="P8">Plik tekstowy ma format<text:span text:style-name="T11"> (każda liczba ma tą samą długość)</text:span></text:p>
      <text:p text:style-name="P8"/>
      <text:p text:style-name="P7">000001<text:span text:style-name="T11">, 001000, 001232, 000003 ...</text:span></text:p>
      <text:p text:style-name="P7"/>
      <text:p text:style-name="P15">Napisz dlaczego wybranie sumy liczb o indeksach od 100000 do 300000 będzie szybsze <text:span text:style-name="T17">przy zastosowaniu pliku binarnego.</text:span></text:p>
      <text:h text:style-name="P24" text:outline-level="3">Zadanie <text:span text:style-name="T5">3</text:span></text:h>
      <text:p text:style-name="P4"><text:span text:style-name="T5">Uwaga:</text:span><text:span text:style-name="T3"> pełne punkty będ</text:span><text:span text:style-name="T2">ą</text:span><text:span text:style-name="T3"> możliwe do otrzymania tylko za w pełni zwektoryzowany kod. </text:span><text:span text:style-name="T2">Uwaga proszę trzy razy sprawdzić czy każdy detal Waszego programu jest poprawny. </text:span></text:p>
      <text:p text:style-name="P6"/>
      <text:p text:style-name="P2">Dane są dane wygenerowane w następujący sposób: </text:p>
      <text:p text:style-name="P5">data = np.random.rand(<text:span text:style-name="T9">1000</text:span>)</text:p>
      <text:p text:style-name="P3">stwórz tablicę max_5 która ma długość 200 elementów a element o indeksie ii tej tablicy zawiera największą wartość w zbiorze data[ii*5, ii*5+5]. </text:p>
      <text:p text:style-name="P3"/>
      <text:p text:style-name="P3">Podpowiedź: rozwiązaniem może być zmiana ilości wymiarów tablicy data. </text:p>
      <text:h text:style-name="P26" text:outline-level="3">Zadanie 4</text:h>
      <text:p text:style-name="P3"/>
      <text:p text:style-name="P16"><text:span text:style-name="T2">M</text:span><text:span text:style-name="T1">am taką strukturę danych: </text:span></text:p>
      <text:p text:style-name="P16"/>
      <text:p text:style-name="Code"><text:span text:style-name="T1">foo = {</text:span></text:p>
      <text:p text:style-name="Code"><text:tab/>"bar": [1, 2, 3, 4], </text:p>
      <text:p text:style-name="P20"><text:tab/>"baz": {"foo": "bar"}<text:span text:style-name="T12">, </text:span></text:p>
      <text:p text:style-name="P20"><text:span text:style-name="T12"><text:tab/>"foo": {1, 2, 3, 4 ,5}</text:span> </text:p>
      <text:p text:style-name="Code"><text:span text:style-name="T1">}</text:span></text:p>
      <text:p text:style-name="P16">Zapisz tą strukturę na dysku (w dowolnym formacie) , po czym ją odczytaj. </text:p>
      <text:h text:style-name="P25" text:outline-level="3">Zadanie <text:span text:style-name="T13">5</text:span></text:h>
      <text:p text:style-name="P9">Dana jest funkcja: </text:p>
      <text:p text:style-name="P9"/>
      <text:p text:style-name="Code">def foo(a)<text:span text:style-name="T14">: </text:span></text:p>
      <text:p text:style-name="Code"><text:tab/>return <text:span text:style-name="T15">...</text:span></text:p>
      <text:p text:style-name="P10"/>
      <text:p text:style-name="P17">Funkcja ta jest droga i jej wykonanie trwa długo. Policz numerycznie (metodą prostokątów) całkę z foo w zakresie od 0 do 1, z krokiem 0.0001<text:span text:style-name="T16">. </text:span></text:p>
      <text:p text:style-name="P17"/>
      <text:p text:style-name="P18">Do obliczeń wykorzystaj wszystkie 4 rdzenie które posiada Twój kompu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99mm" loext:contextual-spacing="true" fo:line-height="100%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Liberation Mono" fo:font-family="'Liberation Mono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28T20:25:27.748664424</dc:date>
    <dc:creator>Jacek Bzdak</dc:creator>
    <meta:editing-duration>PT1H27M53S</meta:editing-duration>
    <meta:editing-cycles>11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33" meta:word-count="252" meta:character-count="1655" meta:non-whitespace-character-count="1368"/>
  </office:meta>
</office:document-meta>
</file>